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Диаграмма 1" svg:x="6.95944in" svg:y="0.19875in" svg:width="6.29806in" svg:height="3.54486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Диаграмма 2" svg:x="6.86889in" svg:y="3.84569in" svg:width="6.29875in" svg:height="3.54292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Диаграмма 3" svg:x="6.86889in" svg:y="7.54764in" svg:width="6.29875in" svg:height="3.54292in" style:rel-width="scale" style:rel-height="scale">
            <draw:object xlink:href="Object 3/" xlink:type="simple" xlink:show="embed" xlink:actuate="onLoad"/>
            <svg:title/>
            <svg:desc/>
          </draw:frame>
          <draw:frame draw:z-index="4" draw:id="id3" draw:style-name="a3" draw:name="Диаграмма 4" svg:x="6.91181in" svg:y="11.27042in" svg:width="6.29875in" svg:height="3.54292in" style:rel-width="scale" style:rel-height="scale">
            <draw:object xlink:href="Object 4/" xlink:type="simple" xlink:show="embed" xlink:actuate="onLoad"/>
            <svg:title/>
            <svg:desc/>
          </draw:frame>
          <draw:frame draw:z-index="5" draw:id="id4" draw:style-name="a4" draw:name="Диаграмма 5" svg:x="4.40125in" svg:y="18.90708in" svg:width="6.29806in" svg:height="3.54486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1">
            <text:p>%lambda</text:p>
          </table:table-cell>
          <table:table-cell office:value-type="string" table:style-name="ce1">
            <text:p>x</text:p>
          </table:table-cell>
          <table:table-cell table:number-columns-repeated="16382" table:style-name="ce1"/>
        </table:table-row>
        <table:table-row table:style-name="ro1">
          <table:table-cell office:value-type="float" office:value="1.5" table:style-name="ce1">
            <text:p>1,5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$A$2]*[.B2]*(1-[.B2])" table:style-name="ce1">
            <text:p>0</text:p>
          </table:table-cell>
          <table:table-cell office:value-type="float" office:value="0" table:formula="of:=[.$A$2]*[.C2]*(1-[.C2])" table:style-name="ce1">
            <text:p>0</text:p>
          </table:table-cell>
          <table:table-cell office:value-type="float" office:value="0" table:formula="of:=[.$A$2]*[.D2]*(1-[.D2])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05" table:style-name="ce1">
            <text:p>0,05</text:p>
          </table:table-cell>
          <table:table-cell office:value-type="float" office:value="7.1250000000000008E-2" table:formula="of:=[.$A$2]*[.B3]*(1-[.B3])" table:style-name="ce1">
            <text:p>0,07125</text:p>
          </table:table-cell>
          <table:table-cell office:value-type="float" office:value="9.9260156250000009E-2" table:formula="of:=[.$A$2]*[.C3]*(1-[.C3])" table:style-name="ce1">
            <text:p>0,099260156</text:p>
          </table:table-cell>
          <table:table-cell office:value-type="float" office:value="0.13411136644683841" table:formula="of:=[.$A$2]*[.D3]*(1-[.D3])" table:style-name="ce1">
            <text:p>0,134111366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1" table:style-name="ce1">
            <text:p>0,1</text:p>
          </table:table-cell>
          <table:table-cell office:value-type="float" office:value="0.13500000000000004" table:formula="of:=[.$A$2]*[.B4]*(1-[.B4])" table:style-name="ce1">
            <text:p>0,135</text:p>
          </table:table-cell>
          <table:table-cell office:value-type="float" office:value="0.17516250000000005" table:formula="of:=[.$A$2]*[.C4]*(1-[.C4])" table:style-name="ce1">
            <text:p>0,1751625</text:p>
          </table:table-cell>
          <table:table-cell office:value-type="float" office:value="0.21672089789062501" table:formula="of:=[.$A$2]*[.D4]*(1-[.D4])" table:style-name="ce1">
            <text:p>0,216720898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15" table:style-name="ce1">
            <text:p>0,15</text:p>
          </table:table-cell>
          <table:table-cell office:value-type="float" office:value="0.19124999999999998" table:formula="of:=[.$A$2]*[.B5]*(1-[.B5])" table:style-name="ce1">
            <text:p>0,19125</text:p>
          </table:table-cell>
          <table:table-cell office:value-type="float" office:value="0.23201015625000002" table:formula="of:=[.$A$2]*[.C5]*(1-[.C5])" table:style-name="ce1">
            <text:p>0,232010156</text:p>
          </table:table-cell>
          <table:table-cell office:value-type="float" office:value="0.26727216547027594" table:formula="of:=[.$A$2]*[.D5]*(1-[.D5])" table:style-name="ce1">
            <text:p>0,267272165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2" table:style-name="ce1">
            <text:p>0,2</text:p>
          </table:table-cell>
          <table:table-cell office:value-type="float" office:value="0.24000000000000005" table:formula="of:=[.$A$2]*[.B6]*(1-[.B6])" table:style-name="ce1">
            <text:p>0,24</text:p>
          </table:table-cell>
          <table:table-cell office:value-type="float" office:value="0.27360000000000007" table:formula="of:=[.$A$2]*[.C6]*(1-[.C6])" table:style-name="ce1">
            <text:p>0,2736</text:p>
          </table:table-cell>
          <table:table-cell office:value-type="float" office:value="0.29811456000000003" table:formula="of:=[.$A$2]*[.D6]*(1-[.D6])" table:style-name="ce1">
            <text:p>0,29811456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25" table:style-name="ce1">
            <text:p>0,25</text:p>
          </table:table-cell>
          <table:table-cell office:value-type="float" office:value="0.28125" table:formula="of:=[.$A$2]*[.B7]*(1-[.B7])" table:style-name="ce1">
            <text:p>0,28125</text:p>
          </table:table-cell>
          <table:table-cell office:value-type="float" office:value="0.30322265625" table:formula="of:=[.$A$2]*[.C7]*(1-[.C7])" table:style-name="ce1">
            <text:p>0,303222656</text:p>
          </table:table-cell>
          <table:table-cell office:value-type="float" office:value="0.3169180154800415" table:formula="of:=[.$A$2]*[.D7]*(1-[.D7])" table:style-name="ce1">
            <text:p>0,316918015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3" table:style-name="ce1">
            <text:p>0,3</text:p>
          </table:table-cell>
          <table:table-cell office:value-type="float" office:value="0.31499999999999995" table:formula="of:=[.$A$2]*[.B8]*(1-[.B8])" table:style-name="ce1">
            <text:p>0,315</text:p>
          </table:table-cell>
          <table:table-cell office:value-type="float" office:value="0.32366249999999996" table:formula="of:=[.$A$2]*[.C8]*(1-[.C8])" table:style-name="ce1">
            <text:p>0,3236625</text:p>
          </table:table-cell>
          <table:table-cell office:value-type="float" office:value="0.328357629140625" table:formula="of:=[.$A$2]*[.D8]*(1-[.D8])" table:style-name="ce1">
            <text:p>0,328357629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35" table:style-name="ce1">
            <text:p>0,35</text:p>
          </table:table-cell>
          <table:table-cell office:value-type="float" office:value="0.34124999999999994" table:formula="of:=[.$A$2]*[.B9]*(1-[.B9])" table:style-name="ce1">
            <text:p>0,34125</text:p>
          </table:table-cell>
          <table:table-cell office:value-type="float" office:value="0.33719765624999992" table:formula="of:=[.$A$2]*[.C9]*(1-[.C9])" table:style-name="ce1">
            <text:p>0,337197656</text:p>
          </table:table-cell>
          <table:table-cell office:value-type="float" office:value="0.33524309530426027" table:formula="of:=[.$A$2]*[.D9]*(1-[.D9])" table:style-name="ce1">
            <text:p>0,335243095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4" table:style-name="ce1">
            <text:p>0,4</text:p>
          </table:table-cell>
          <table:table-cell office:value-type="float" office:value="0.36000000000000004" table:formula="of:=[.$A$2]*[.B10]*(1-[.B10])" table:style-name="ce1">
            <text:p>0,36</text:p>
          </table:table-cell>
          <table:table-cell office:value-type="float" office:value="0.34559999999999996" table:formula="of:=[.$A$2]*[.C10]*(1-[.C10])" table:style-name="ce1">
            <text:p>0,3456</text:p>
          </table:table-cell>
          <table:table-cell office:value-type="float" office:value="0.33924096000000004" table:formula="of:=[.$A$2]*[.D10]*(1-[.D10])" table:style-name="ce1">
            <text:p>0,33924096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45" table:style-name="ce1">
            <text:p>0,45</text:p>
          </table:table-cell>
          <table:table-cell office:value-type="float" office:value="0.37125000000000008" table:formula="of:=[.$A$2]*[.B11]*(1-[.B11])" table:style-name="ce1">
            <text:p>0,37125</text:p>
          </table:table-cell>
          <table:table-cell office:value-type="float" office:value="0.35013515625000002" table:formula="of:=[.$A$2]*[.C11]*(1-[.C11])" table:style-name="ce1">
            <text:p>0,350135156</text:p>
          </table:table-cell>
          <table:table-cell office:value-type="float" office:value="0.34131079291168215" table:formula="of:=[.$A$2]*[.D11]*(1-[.D11])" table:style-name="ce1">
            <text:p>0,341310793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5" table:style-name="ce1">
            <text:p>0,5</text:p>
          </table:table-cell>
          <table:table-cell office:value-type="float" office:value="0.375" table:formula="of:=[.$A$2]*[.B12]*(1-[.B12])" table:style-name="ce1">
            <text:p>0,375</text:p>
          </table:table-cell>
          <table:table-cell office:value-type="float" office:value="0.3515625" table:formula="of:=[.$A$2]*[.C12]*(1-[.C12])" table:style-name="ce1">
            <text:p>0,3515625</text:p>
          </table:table-cell>
          <table:table-cell office:value-type="float" office:value="0.341949462890625" table:formula="of:=[.$A$2]*[.D12]*(1-[.D12])" table:style-name="ce1">
            <text:p>0,341949463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55000000000000004" table:style-name="ce1">
            <text:p>0,55</text:p>
          </table:table-cell>
          <table:table-cell office:value-type="float" office:value="0.37124999999999997" table:formula="of:=[.$A$2]*[.B13]*(1-[.B13])" table:style-name="ce1">
            <text:p>0,37125</text:p>
          </table:table-cell>
          <table:table-cell office:value-type="float" office:value="0.35013515625000002" table:formula="of:=[.$A$2]*[.C13]*(1-[.C13])" table:style-name="ce1">
            <text:p>0,350135156</text:p>
          </table:table-cell>
          <table:table-cell office:value-type="float" office:value="0.34131079291168215" table:formula="of:=[.$A$2]*[.D13]*(1-[.D13])" table:style-name="ce1">
            <text:p>0,341310793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6" table:style-name="ce1">
            <text:p>0,6</text:p>
          </table:table-cell>
          <table:table-cell office:value-type="float" office:value="0.36" table:formula="of:=[.$A$2]*[.B14]*(1-[.B14])" table:style-name="ce1">
            <text:p>0,36</text:p>
          </table:table-cell>
          <table:table-cell office:value-type="float" office:value="0.34560000000000002" table:formula="of:=[.$A$2]*[.C14]*(1-[.C14])" table:style-name="ce1">
            <text:p>0,3456</text:p>
          </table:table-cell>
          <table:table-cell office:value-type="float" office:value="0.33924095999999998" table:formula="of:=[.$A$2]*[.D14]*(1-[.D14])" table:style-name="ce1">
            <text:p>0,33924096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65" table:style-name="ce1">
            <text:p>0,65</text:p>
          </table:table-cell>
          <table:table-cell office:value-type="float" office:value="0.34125" table:formula="of:=[.$A$2]*[.B15]*(1-[.B15])" table:style-name="ce1">
            <text:p>0,34125</text:p>
          </table:table-cell>
          <table:table-cell office:value-type="float" office:value="0.33719765624999998" table:formula="of:=[.$A$2]*[.C15]*(1-[.C15])" table:style-name="ce1">
            <text:p>0,337197656</text:p>
          </table:table-cell>
          <table:table-cell office:value-type="float" office:value="0.33524309530426027" table:formula="of:=[.$A$2]*[.D15]*(1-[.D15])" table:style-name="ce1">
            <text:p>0,335243095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7" table:style-name="ce1">
            <text:p>0,7</text:p>
          </table:table-cell>
          <table:table-cell office:value-type="float" office:value="0.315" table:formula="of:=[.$A$2]*[.B16]*(1-[.B16])" table:style-name="ce1">
            <text:p>0,315</text:p>
          </table:table-cell>
          <table:table-cell office:value-type="float" office:value="0.32366250000000002" table:formula="of:=[.$A$2]*[.C16]*(1-[.C16])" table:style-name="ce1">
            <text:p>0,3236625</text:p>
          </table:table-cell>
          <table:table-cell office:value-type="float" office:value="0.32835762914062505" table:formula="of:=[.$A$2]*[.D16]*(1-[.D16])" table:style-name="ce1">
            <text:p>0,328357629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75" table:style-name="ce1">
            <text:p>0,75</text:p>
          </table:table-cell>
          <table:table-cell office:value-type="float" office:value="0.28125" table:formula="of:=[.$A$2]*[.B17]*(1-[.B17])" table:style-name="ce1">
            <text:p>0,28125</text:p>
          </table:table-cell>
          <table:table-cell office:value-type="float" office:value="0.30322265625" table:formula="of:=[.$A$2]*[.C17]*(1-[.C17])" table:style-name="ce1">
            <text:p>0,303222656</text:p>
          </table:table-cell>
          <table:table-cell office:value-type="float" office:value="0.3169180154800415" table:formula="of:=[.$A$2]*[.D17]*(1-[.D17])" table:style-name="ce1">
            <text:p>0,316918015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8" table:style-name="ce1">
            <text:p>0,8</text:p>
          </table:table-cell>
          <table:table-cell office:value-type="float" office:value="0.24" table:formula="of:=[.$A$2]*[.B18]*(1-[.B18])" table:style-name="ce1">
            <text:p>0,24</text:p>
          </table:table-cell>
          <table:table-cell office:value-type="float" office:value="0.27360000000000001" table:formula="of:=[.$A$2]*[.C18]*(1-[.C18])" table:style-name="ce1">
            <text:p>0,2736</text:p>
          </table:table-cell>
          <table:table-cell office:value-type="float" office:value="0.29811455999999997" table:formula="of:=[.$A$2]*[.D18]*(1-[.D18])" table:style-name="ce1">
            <text:p>0,29811456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85" table:style-name="ce1">
            <text:p>0,85</text:p>
          </table:table-cell>
          <table:table-cell office:value-type="float" office:value="0.19125" table:formula="of:=[.$A$2]*[.B19]*(1-[.B19])" table:style-name="ce1">
            <text:p>0,19125</text:p>
          </table:table-cell>
          <table:table-cell office:value-type="float" office:value="0.23201015624999999" table:formula="of:=[.$A$2]*[.C19]*(1-[.C19])" table:style-name="ce1">
            <text:p>0,232010156</text:p>
          </table:table-cell>
          <table:table-cell office:value-type="float" office:value="0.26727216547027588" table:formula="of:=[.$A$2]*[.D19]*(1-[.D19])" table:style-name="ce1">
            <text:p>0,267272165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9" table:style-name="ce1">
            <text:p>0,9</text:p>
          </table:table-cell>
          <table:table-cell office:value-type="float" office:value="0.13499999999999998" table:formula="of:=[.$A$2]*[.B20]*(1-[.B20])" table:style-name="ce1">
            <text:p>0,135</text:p>
          </table:table-cell>
          <table:table-cell office:value-type="float" office:value="0.17516249999999997" table:formula="of:=[.$A$2]*[.C20]*(1-[.C20])" table:style-name="ce1">
            <text:p>0,1751625</text:p>
          </table:table-cell>
          <table:table-cell office:value-type="float" office:value="0.21672089789062496" table:formula="of:=[.$A$2]*[.D20]*(1-[.D20])" table:style-name="ce1">
            <text:p>0,216720898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95" table:style-name="ce1">
            <text:p>0,95</text:p>
          </table:table-cell>
          <table:table-cell office:value-type="float" office:value="7.1250000000000049E-2" table:formula="of:=[.$A$2]*[.B21]*(1-[.B21])" table:style-name="ce1">
            <text:p>0,07125</text:p>
          </table:table-cell>
          <table:table-cell office:value-type="float" office:value="9.9260156250000078E-2" table:formula="of:=[.$A$2]*[.C21]*(1-[.C21])" table:style-name="ce1">
            <text:p>0,099260156</text:p>
          </table:table-cell>
          <table:table-cell office:value-type="float" office:value="0.13411136644683849" table:formula="of:=[.$A$2]*[.D21]*(1-[.D21])" table:style-name="ce1">
            <text:p>0,134111366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formula="of:=[.$A$2]*[.B22]*(1-[.B22])" table:style-name="ce1">
            <text:p>0</text:p>
          </table:table-cell>
          <table:table-cell office:value-type="float" office:value="0" table:formula="of:=[.$A$2]*[.C22]*(1-[.C22])" table:style-name="ce1">
            <text:p>0</text:p>
          </table:table-cell>
          <table:table-cell office:value-type="float" office:value="0" table:formula="of:=[.$A$2]*[.D22]*(1-[.D22])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$A$2]*[.B23]*(1-[.B23])" table:style-name="ce1">
            <text:p>0</text:p>
          </table:table-cell>
          <table:table-cell office:value-type="float" office:value="0" table:formula="of:=[.$A$2]*[.C23]*(1-[.C23])" table:style-name="ce1">
            <text:p>0</text:p>
          </table:table-cell>
          <table:table-cell office:value-type="float" office:value="0" table:formula="of:=[.$A$2]*[.D23]*(1-[.D23])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05" table:style-name="ce1">
            <text:p>0,05</text:p>
          </table:table-cell>
          <table:table-cell office:value-type="float" office:value="9.5000000000000001E-2" table:formula="of:=[.$A$23]*[.B24]*(1-[.B24])" table:style-name="ce1">
            <text:p>0,095</text:p>
          </table:table-cell>
          <table:table-cell office:value-type="float" office:value="0.17195000000000002" table:formula="of:=[.$A$23]*[.C24]*(1-[.C24])" table:style-name="ce1">
            <text:p>0,17195</text:p>
          </table:table-cell>
          <table:table-cell office:value-type="float" office:value="0.28476639500000001" table:formula="of:=[.$A$23]*[.D24]*(1-[.D24])" table:style-name="ce1">
            <text:p>0,284766395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1" table:style-name="ce1">
            <text:p>0,1</text:p>
          </table:table-cell>
          <table:table-cell office:value-type="float" office:value="0.18000000000000002" table:formula="of:=[.$A$23]*[.B25]*(1-[.B25])" table:style-name="ce1">
            <text:p>0,18</text:p>
          </table:table-cell>
          <table:table-cell office:value-type="float" office:value="0.29520000000000002" table:formula="of:=[.$A$23]*[.C25]*(1-[.C25])" table:style-name="ce1">
            <text:p>0,2952</text:p>
          </table:table-cell>
          <table:table-cell office:value-type="float" office:value="0.41611392000000003" table:formula="of:=[.$A$23]*[.D25]*(1-[.D25])" table:style-name="ce1">
            <text:p>0,41611392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15" table:style-name="ce1">
            <text:p>0,15</text:p>
          </table:table-cell>
          <table:table-cell office:value-type="float" office:value="0.255" table:formula="of:=[.$A$23]*[.B26]*(1-[.B26])" table:style-name="ce1">
            <text:p>0,255</text:p>
          </table:table-cell>
          <table:table-cell office:value-type="float" office:value="0.37995000000000001" table:formula="of:=[.$A$23]*[.C26]*(1-[.C26])" table:style-name="ce1">
            <text:p>0,37995</text:p>
          </table:table-cell>
          <table:table-cell office:value-type="float" office:value="0.47117599500000001" table:formula="of:=[.$A$23]*[.D26]*(1-[.D26])" table:style-name="ce1">
            <text:p>0,471175995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2" table:style-name="ce1">
            <text:p>0,2</text:p>
          </table:table-cell>
          <table:table-cell office:value-type="float" office:value="0.32000000000000006" table:formula="of:=[.$A$23]*[.B27]*(1-[.B27])" table:style-name="ce1">
            <text:p>0,32</text:p>
          </table:table-cell>
          <table:table-cell office:value-type="float" office:value="0.43520000000000003" table:formula="of:=[.$A$23]*[.C27]*(1-[.C27])" table:style-name="ce1">
            <text:p>0,4352</text:p>
          </table:table-cell>
          <table:table-cell office:value-type="float" office:value="0.49160192000000003" table:formula="of:=[.$A$23]*[.D27]*(1-[.D27])" table:style-name="ce1">
            <text:p>0,49160192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25" table:style-name="ce1">
            <text:p>0,25</text:p>
          </table:table-cell>
          <table:table-cell office:value-type="float" office:value="0.375" table:formula="of:=[.$A$23]*[.B28]*(1-[.B28])" table:style-name="ce1">
            <text:p>0,375</text:p>
          </table:table-cell>
          <table:table-cell office:value-type="float" office:value="0.46875" table:formula="of:=[.$A$23]*[.C28]*(1-[.C28])" table:style-name="ce1">
            <text:p>0,46875</text:p>
          </table:table-cell>
          <table:table-cell office:value-type="float" office:value="0.498046875" table:formula="of:=[.$A$23]*[.D28]*(1-[.D28])" table:style-name="ce1">
            <text:p>0,498046875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3" table:style-name="ce1">
            <text:p>0,3</text:p>
          </table:table-cell>
          <table:table-cell office:value-type="float" office:value="0.42" table:formula="of:=[.$A$23]*[.B29]*(1-[.B29])" table:style-name="ce1">
            <text:p>0,42</text:p>
          </table:table-cell>
          <table:table-cell office:value-type="float" office:value="0.48720000000000002" table:formula="of:=[.$A$23]*[.C29]*(1-[.C29])" table:style-name="ce1">
            <text:p>0,4872</text:p>
          </table:table-cell>
          <table:table-cell office:value-type="float" office:value="0.49967231999999995" table:formula="of:=[.$A$23]*[.D29]*(1-[.D29])" table:style-name="ce1">
            <text:p>0,49967232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35" table:style-name="ce1">
            <text:p>0,35</text:p>
          </table:table-cell>
          <table:table-cell office:value-type="float" office:value="0.45499999999999996" table:formula="of:=[.$A$23]*[.B30]*(1-[.B30])" table:style-name="ce1">
            <text:p>0,455</text:p>
          </table:table-cell>
          <table:table-cell office:value-type="float" office:value="0.49595" table:formula="of:=[.$A$23]*[.C30]*(1-[.C30])" table:style-name="ce1">
            <text:p>0,49595</text:p>
          </table:table-cell>
          <table:table-cell office:value-type="float" office:value="0.49996719499999998" table:formula="of:=[.$A$23]*[.D30]*(1-[.D30])" table:style-name="ce1">
            <text:p>0,499967195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4" table:style-name="ce1">
            <text:p>0,4</text:p>
          </table:table-cell>
          <table:table-cell office:value-type="float" office:value="0.48" table:formula="of:=[.$A$23]*[.B31]*(1-[.B31])" table:style-name="ce1">
            <text:p>0,48</text:p>
          </table:table-cell>
          <table:table-cell office:value-type="float" office:value="0.49919999999999998" table:formula="of:=[.$A$23]*[.C31]*(1-[.C31])" table:style-name="ce1">
            <text:p>0,4992</text:p>
          </table:table-cell>
          <table:table-cell office:value-type="float" office:value="0.49999872000000001" table:formula="of:=[.$A$23]*[.D31]*(1-[.D31])" table:style-name="ce1">
            <text:p>0,49999872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45" table:style-name="ce1">
            <text:p>0,45</text:p>
          </table:table-cell>
          <table:table-cell office:value-type="float" office:value="0.49500000000000005" table:formula="of:=[.$A$23]*[.B32]*(1-[.B32])" table:style-name="ce1">
            <text:p>0,495</text:p>
          </table:table-cell>
          <table:table-cell office:value-type="float" office:value="0.49994999999999995" table:formula="of:=[.$A$23]*[.C32]*(1-[.C32])" table:style-name="ce1">
            <text:p>0,49995</text:p>
          </table:table-cell>
          <table:table-cell office:value-type="float" office:value="0.49999999500000003" table:formula="of:=[.$A$23]*[.D32]*(1-[.D32])" table:style-name="ce1">
            <text:p>0,499999995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5" table:style-name="ce1">
            <text:p>0,5</text:p>
          </table:table-cell>
          <table:table-cell office:value-type="float" office:value="0.5" table:formula="of:=[.$A$23]*[.B33]*(1-[.B33])" table:style-name="ce1">
            <text:p>0,5</text:p>
          </table:table-cell>
          <table:table-cell office:value-type="float" office:value="0.5" table:formula="of:=[.$A$23]*[.C33]*(1-[.C33])" table:style-name="ce1">
            <text:p>0,5</text:p>
          </table:table-cell>
          <table:table-cell office:value-type="float" office:value="0.5" table:formula="of:=[.$A$23]*[.D33]*(1-[.D33])" table:style-name="ce1">
            <text:p>0,5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55000000000000004" table:style-name="ce1">
            <text:p>0,55</text:p>
          </table:table-cell>
          <table:table-cell office:value-type="float" office:value="0.495" table:formula="of:=[.$A$23]*[.B34]*(1-[.B34])" table:style-name="ce1">
            <text:p>0,495</text:p>
          </table:table-cell>
          <table:table-cell office:value-type="float" office:value="0.49995000000000001" table:formula="of:=[.$A$23]*[.C34]*(1-[.C34])" table:style-name="ce1">
            <text:p>0,49995</text:p>
          </table:table-cell>
          <table:table-cell office:value-type="float" office:value="0.49999999499999997" table:formula="of:=[.$A$23]*[.D34]*(1-[.D34])" table:style-name="ce1">
            <text:p>0,499999995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6" table:style-name="ce1">
            <text:p>0,6</text:p>
          </table:table-cell>
          <table:table-cell office:value-type="float" office:value="0.48" table:formula="of:=[.$A$23]*[.B35]*(1-[.B35])" table:style-name="ce1">
            <text:p>0,48</text:p>
          </table:table-cell>
          <table:table-cell office:value-type="float" office:value="0.49919999999999998" table:formula="of:=[.$A$23]*[.C35]*(1-[.C35])" table:style-name="ce1">
            <text:p>0,4992</text:p>
          </table:table-cell>
          <table:table-cell office:value-type="float" office:value="0.49999872000000001" table:formula="of:=[.$A$23]*[.D35]*(1-[.D35])" table:style-name="ce1">
            <text:p>0,49999872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65" table:style-name="ce1">
            <text:p>0,65</text:p>
          </table:table-cell>
          <table:table-cell office:value-type="float" office:value="0.45499999999999996" table:formula="of:=[.$A$23]*[.B36]*(1-[.B36])" table:style-name="ce1">
            <text:p>0,455</text:p>
          </table:table-cell>
          <table:table-cell office:value-type="float" office:value="0.49595" table:formula="of:=[.$A$23]*[.C36]*(1-[.C36])" table:style-name="ce1">
            <text:p>0,49595</text:p>
          </table:table-cell>
          <table:table-cell office:value-type="float" office:value="0.49996719499999998" table:formula="of:=[.$A$23]*[.D36]*(1-[.D36])" table:style-name="ce1">
            <text:p>0,499967195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7" table:style-name="ce1">
            <text:p>0,7</text:p>
          </table:table-cell>
          <table:table-cell office:value-type="float" office:value="0.42000000000000004" table:formula="of:=[.$A$23]*[.B37]*(1-[.B37])" table:style-name="ce1">
            <text:p>0,42</text:p>
          </table:table-cell>
          <table:table-cell office:value-type="float" office:value="0.48720000000000002" table:formula="of:=[.$A$23]*[.C37]*(1-[.C37])" table:style-name="ce1">
            <text:p>0,4872</text:p>
          </table:table-cell>
          <table:table-cell office:value-type="float" office:value="0.49967231999999995" table:formula="of:=[.$A$23]*[.D37]*(1-[.D37])" table:style-name="ce1">
            <text:p>0,49967232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75" table:style-name="ce1">
            <text:p>0,75</text:p>
          </table:table-cell>
          <table:table-cell office:value-type="float" office:value="0.375" table:formula="of:=[.$A$23]*[.B38]*(1-[.B38])" table:style-name="ce1">
            <text:p>0,375</text:p>
          </table:table-cell>
          <table:table-cell office:value-type="float" office:value="0.46875" table:formula="of:=[.$A$23]*[.C38]*(1-[.C38])" table:style-name="ce1">
            <text:p>0,46875</text:p>
          </table:table-cell>
          <table:table-cell office:value-type="float" office:value="0.498046875" table:formula="of:=[.$A$23]*[.D38]*(1-[.D38])" table:style-name="ce1">
            <text:p>0,498046875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8" table:style-name="ce1">
            <text:p>0,8</text:p>
          </table:table-cell>
          <table:table-cell office:value-type="float" office:value="0.31999999999999995" table:formula="of:=[.$A$23]*[.B39]*(1-[.B39])" table:style-name="ce1">
            <text:p>0,32</text:p>
          </table:table-cell>
          <table:table-cell office:value-type="float" office:value="0.43519999999999998" table:formula="of:=[.$A$23]*[.C39]*(1-[.C39])" table:style-name="ce1">
            <text:p>0,4352</text:p>
          </table:table-cell>
          <table:table-cell office:value-type="float" office:value="0.49160191999999997" table:formula="of:=[.$A$23]*[.D39]*(1-[.D39])" table:style-name="ce1">
            <text:p>0,49160192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85" table:style-name="ce1">
            <text:p>0,85</text:p>
          </table:table-cell>
          <table:table-cell office:value-type="float" office:value="0.255" table:formula="of:=[.$A$23]*[.B40]*(1-[.B40])" table:style-name="ce1">
            <text:p>0,255</text:p>
          </table:table-cell>
          <table:table-cell office:value-type="float" office:value="0.37995000000000001" table:formula="of:=[.$A$23]*[.C40]*(1-[.C40])" table:style-name="ce1">
            <text:p>0,37995</text:p>
          </table:table-cell>
          <table:table-cell office:value-type="float" office:value="0.47117599500000001" table:formula="of:=[.$A$23]*[.D40]*(1-[.D40])" table:style-name="ce1">
            <text:p>0,471175995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9" table:style-name="ce1">
            <text:p>0,9</text:p>
          </table:table-cell>
          <table:table-cell office:value-type="float" office:value="0.17999999999999997" table:formula="of:=[.$A$23]*[.B41]*(1-[.B41])" table:style-name="ce1">
            <text:p>0,18</text:p>
          </table:table-cell>
          <table:table-cell office:value-type="float" office:value="0.29519999999999996" table:formula="of:=[.$A$23]*[.C41]*(1-[.C41])" table:style-name="ce1">
            <text:p>0,2952</text:p>
          </table:table-cell>
          <table:table-cell office:value-type="float" office:value="0.41611392000000003" table:formula="of:=[.$A$23]*[.D41]*(1-[.D41])" table:style-name="ce1">
            <text:p>0,41611392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95" table:style-name="ce1">
            <text:p>0,95</text:p>
          </table:table-cell>
          <table:table-cell office:value-type="float" office:value="9.5000000000000084E-2" table:formula="of:=[.$A$23]*[.B42]*(1-[.B42])" table:style-name="ce1">
            <text:p>0,095</text:p>
          </table:table-cell>
          <table:table-cell office:value-type="float" office:value="0.17195000000000013" table:formula="of:=[.$A$23]*[.C42]*(1-[.C42])" table:style-name="ce1">
            <text:p>0,17195</text:p>
          </table:table-cell>
          <table:table-cell office:value-type="float" office:value="0.28476639500000017" table:formula="of:=[.$A$23]*[.D42]*(1-[.D42])" table:style-name="ce1">
            <text:p>0,284766395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formula="of:=[.$A$23]*[.B43]*(1-[.B43])" table:style-name="ce1">
            <text:p>0</text:p>
          </table:table-cell>
          <table:table-cell office:value-type="float" office:value="0" table:formula="of:=[.$A$23]*[.C43]*(1-[.C43])" table:style-name="ce1">
            <text:p>0</text:p>
          </table:table-cell>
          <table:table-cell office:value-type="float" office:value="0" table:formula="of:=[.$A$23]*[.D43]*(1-[.D43])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$A$45]*[.B45]*(1-[.B45])" table:style-name="ce1">
            <text:p>0</text:p>
          </table:table-cell>
          <table:table-cell office:value-type="float" office:value="0" table:formula="of:=[.$A$45]*[.C45]*(1-[.C45])" table:style-name="ce1">
            <text:p>0</text:p>
          </table:table-cell>
          <table:table-cell office:value-type="float" office:value="0" table:formula="of:=[.$A$45]*[.D45]*(1-[.D45])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05" table:style-name="ce1">
            <text:p>0,05</text:p>
          </table:table-cell>
          <table:table-cell office:value-type="float" office:value="0.14250000000000002" table:formula="of:=[.$A$45]*[.B46]*(1-[.B46])" table:style-name="ce1">
            <text:p>0,1425</text:p>
          </table:table-cell>
          <table:table-cell office:value-type="float" office:value="0.36658125000000003" table:formula="of:=[.$A$45]*[.C46]*(1-[.C46])" table:style-name="ce1">
            <text:p>0,36658125</text:p>
          </table:table-cell>
          <table:table-cell office:value-type="float" office:value="0.69659831144531248" table:formula="of:=[.$A$45]*[.D46]*(1-[.D46])" table:style-name="ce1">
            <text:p>0,696598311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1" table:style-name="ce1">
            <text:p>0,1</text:p>
          </table:table-cell>
          <table:table-cell office:value-type="float" office:value="0.27000000000000007" table:formula="of:=[.$A$45]*[.B47]*(1-[.B47])" table:style-name="ce1">
            <text:p>0,27</text:p>
          </table:table-cell>
          <table:table-cell office:value-type="float" office:value="0.59130000000000016" table:formula="of:=[.$A$45]*[.C47]*(1-[.C47])" table:style-name="ce1">
            <text:p>0,5913</text:p>
          </table:table-cell>
          <table:table-cell office:value-type="float" office:value="0.72499292999999987" table:formula="of:=[.$A$45]*[.D47]*(1-[.D47])" table:style-name="ce1">
            <text:p>0,72499293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15" table:style-name="ce1">
            <text:p>0,15</text:p>
          </table:table-cell>
          <table:table-cell office:value-type="float" office:value="0.38249999999999995" table:formula="of:=[.$A$45]*[.B48]*(1-[.B48])" table:style-name="ce1">
            <text:p>0,3825</text:p>
          </table:table-cell>
          <table:table-cell office:value-type="float" office:value="0.70858125000000005" table:formula="of:=[.$A$45]*[.C48]*(1-[.C48])" table:style-name="ce1">
            <text:p>0,70858125</text:p>
          </table:table-cell>
          <table:table-cell office:value-type="float" office:value="0.61948158644531248" table:formula="of:=[.$A$45]*[.D48]*(1-[.D48])" table:style-name="ce1">
            <text:p>0,61948158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.2" table:style-name="ce1">
            <text:p>0,2</text:p>
          </table:table-cell>
          <table:table-cell office:value-type="float" office:value="0.48000000000000009" table:formula="of:=[.$A$45]*[.B49]*(1-[.B49])" table:style-name="ce1">
            <text:p>0,48</text:p>
          </table:table-cell>
          <table:table-cell office:value-type="float" office:value="0.74880000000000002" table:formula="of:=[.$A$45]*[.C49]*(1-[.C49])" table:style-name="ce1">
            <text:p>0,7488</text:p>
          </table:table-cell>
          <table:table-cell office:value-type="float" office:value="0.56429567999999997" table:formula="of:=[.$A$45]*[.D49]*(1-[.D49])" table:style-name="ce1">
            <text:p>0,5642956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.25" table:style-name="ce1">
            <text:p>0,25</text:p>
          </table:table-cell>
          <table:table-cell office:value-type="float" office:value="0.5625" table:formula="of:=[.$A$45]*[.B50]*(1-[.B50])" table:style-name="ce1">
            <text:p>0,5625</text:p>
          </table:table-cell>
          <table:table-cell office:value-type="float" office:value="0.73828125" table:formula="of:=[.$A$45]*[.C50]*(1-[.C50])" table:style-name="ce1">
            <text:p>0,73828125</text:p>
          </table:table-cell>
          <table:table-cell office:value-type="float" office:value="0.5796661376953125" table:formula="of:=[.$A$45]*[.D50]*(1-[.D50])" table:style-name="ce1">
            <text:p>0,57966613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.3" table:style-name="ce1">
            <text:p>0,3</text:p>
          </table:table-cell>
          <table:table-cell office:value-type="float" office:value="0.62999999999999989" table:formula="of:=[.$A$45]*[.B51]*(1-[.B51])" table:style-name="ce1">
            <text:p>0,63</text:p>
          </table:table-cell>
          <table:table-cell office:value-type="float" office:value="0.69930000000000003" table:formula="of:=[.$A$45]*[.C51]*(1-[.C51])" table:style-name="ce1">
            <text:p>0,6993</text:p>
          </table:table-cell>
          <table:table-cell office:value-type="float" office:value="0.63083853000000001" table:formula="of:=[.$A$45]*[.D51]*(1-[.D51])" table:style-name="ce1">
            <text:p>0,6308385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.35" table:style-name="ce1">
            <text:p>0,35</text:p>
          </table:table-cell>
          <table:table-cell office:value-type="float" office:value="0.68249999999999988" table:formula="of:=[.$A$45]*[.B52]*(1-[.B52])" table:style-name="ce1">
            <text:p>0,6825</text:p>
          </table:table-cell>
          <table:table-cell office:value-type="float" office:value="0.65008125000000005" table:formula="of:=[.$A$45]*[.C52]*(1-[.C52])" table:style-name="ce1">
            <text:p>0,65008125</text:p>
          </table:table-cell>
          <table:table-cell office:value-type="float" office:value="0.68242685519531254" table:formula="of:=[.$A$45]*[.D52]*(1-[.D52])" table:style-name="ce1">
            <text:p>0,68242685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.4" table:style-name="ce1">
            <text:p>0,4</text:p>
          </table:table-cell>
          <table:table-cell office:value-type="float" office:value="0.72000000000000008" table:formula="of:=[.$A$45]*[.B53]*(1-[.B53])" table:style-name="ce1">
            <text:p>0,72</text:p>
          </table:table-cell>
          <table:table-cell office:value-type="float" office:value="0.60479999999999989" table:formula="of:=[.$A$45]*[.C53]*(1-[.C53])" table:style-name="ce1">
            <text:p>0,6048</text:p>
          </table:table-cell>
          <table:table-cell office:value-type="float" office:value="0.71705088000000006" table:formula="of:=[.$A$45]*[.D53]*(1-[.D53])" table:style-name="ce1">
            <text:p>0,7170508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.45" table:style-name="ce1">
            <text:p>0,45</text:p>
          </table:table-cell>
          <table:table-cell office:value-type="float" office:value="0.74250000000000016" table:formula="of:=[.$A$45]*[.B54]*(1-[.B54])" table:style-name="ce1">
            <text:p>0,7425</text:p>
          </table:table-cell>
          <table:table-cell office:value-type="float" office:value="0.57358124999999982" table:formula="of:=[.$A$45]*[.C54]*(1-[.C54])" table:style-name="ce1">
            <text:p>0,57358125</text:p>
          </table:table-cell>
          <table:table-cell office:value-type="float" office:value="0.73375739894531267" table:formula="of:=[.$A$45]*[.D54]*(1-[.D54])" table:style-name="ce1">
            <text:p>0,73375739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.5" table:style-name="ce1">
            <text:p>0,5</text:p>
          </table:table-cell>
          <table:table-cell office:value-type="float" office:value="0.75" table:formula="of:=[.$A$45]*[.B55]*(1-[.B55])" table:style-name="ce1">
            <text:p>0,75</text:p>
          </table:table-cell>
          <table:table-cell office:value-type="float" office:value="0.5625" table:formula="of:=[.$A$45]*[.C55]*(1-[.C55])" table:style-name="ce1">
            <text:p>0,5625</text:p>
          </table:table-cell>
          <table:table-cell office:value-type="float" office:value="0.73828125" table:formula="of:=[.$A$45]*[.D55]*(1-[.D55])" table:style-name="ce1">
            <text:p>0,7382812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.55000000000000004" table:style-name="ce1">
            <text:p>0,55</text:p>
          </table:table-cell>
          <table:table-cell office:value-type="float" office:value="0.74249999999999994" table:formula="of:=[.$A$45]*[.B56]*(1-[.B56])" table:style-name="ce1">
            <text:p>0,7425</text:p>
          </table:table-cell>
          <table:table-cell office:value-type="float" office:value="0.57358125000000015" table:formula="of:=[.$A$45]*[.C56]*(1-[.C56])" table:style-name="ce1">
            <text:p>0,57358125</text:p>
          </table:table-cell>
          <table:table-cell office:value-type="float" office:value="0.73375739894531244" table:formula="of:=[.$A$45]*[.D56]*(1-[.D56])" table:style-name="ce1">
            <text:p>0,73375739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.6" table:style-name="ce1">
            <text:p>0,6</text:p>
          </table:table-cell>
          <table:table-cell office:value-type="float" office:value="0.72" table:formula="of:=[.$A$45]*[.B57]*(1-[.B57])" table:style-name="ce1">
            <text:p>0,72</text:p>
          </table:table-cell>
          <table:table-cell office:value-type="float" office:value="0.60480000000000012" table:formula="of:=[.$A$45]*[.C57]*(1-[.C57])" table:style-name="ce1">
            <text:p>0,6048</text:p>
          </table:table-cell>
          <table:table-cell office:value-type="float" office:value="0.71705087999999995" table:formula="of:=[.$A$45]*[.D57]*(1-[.D57])" table:style-name="ce1">
            <text:p>0,7170508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.65" table:style-name="ce1">
            <text:p>0,65</text:p>
          </table:table-cell>
          <table:table-cell office:value-type="float" office:value="0.6825" table:formula="of:=[.$A$45]*[.B58]*(1-[.B58])" table:style-name="ce1">
            <text:p>0,6825</text:p>
          </table:table-cell>
          <table:table-cell office:value-type="float" office:value="0.65008124999999994" table:formula="of:=[.$A$45]*[.C58]*(1-[.C58])" table:style-name="ce1">
            <text:p>0,65008125</text:p>
          </table:table-cell>
          <table:table-cell office:value-type="float" office:value="0.68242685519531254" table:formula="of:=[.$A$45]*[.D58]*(1-[.D58])" table:style-name="ce1">
            <text:p>0,68242685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.7" table:style-name="ce1">
            <text:p>0,7</text:p>
          </table:table-cell>
          <table:table-cell office:value-type="float" office:value="0.63" table:formula="of:=[.$A$45]*[.B59]*(1-[.B59])" table:style-name="ce1">
            <text:p>0,63</text:p>
          </table:table-cell>
          <table:table-cell office:value-type="float" office:value="0.69930000000000003" table:formula="of:=[.$A$45]*[.C59]*(1-[.C59])" table:style-name="ce1">
            <text:p>0,6993</text:p>
          </table:table-cell>
          <table:table-cell office:value-type="float" office:value="0.63083853000000001" table:formula="of:=[.$A$45]*[.D59]*(1-[.D59])" table:style-name="ce1">
            <text:p>0,6308385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.75" table:style-name="ce1">
            <text:p>0,75</text:p>
          </table:table-cell>
          <table:table-cell office:value-type="float" office:value="0.5625" table:formula="of:=[.$A$45]*[.B60]*(1-[.B60])" table:style-name="ce1">
            <text:p>0,5625</text:p>
          </table:table-cell>
          <table:table-cell office:value-type="float" office:value="0.73828125" table:formula="of:=[.$A$45]*[.C60]*(1-[.C60])" table:style-name="ce1">
            <text:p>0,73828125</text:p>
          </table:table-cell>
          <table:table-cell office:value-type="float" office:value="0.5796661376953125" table:formula="of:=[.$A$45]*[.D60]*(1-[.D60])" table:style-name="ce1">
            <text:p>0,57966613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.8" table:style-name="ce1">
            <text:p>0,8</text:p>
          </table:table-cell>
          <table:table-cell office:value-type="float" office:value="0.48" table:formula="of:=[.$A$45]*[.B61]*(1-[.B61])" table:style-name="ce1">
            <text:p>0,48</text:p>
          </table:table-cell>
          <table:table-cell office:value-type="float" office:value="0.74880000000000002" table:formula="of:=[.$A$45]*[.C61]*(1-[.C61])" table:style-name="ce1">
            <text:p>0,7488</text:p>
          </table:table-cell>
          <table:table-cell office:value-type="float" office:value="0.56429567999999997" table:formula="of:=[.$A$45]*[.D61]*(1-[.D61])" table:style-name="ce1">
            <text:p>0,5642956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.85" table:style-name="ce1">
            <text:p>0,85</text:p>
          </table:table-cell>
          <table:table-cell office:value-type="float" office:value="0.38250000000000001" table:formula="of:=[.$A$45]*[.B62]*(1-[.B62])" table:style-name="ce1">
            <text:p>0,3825</text:p>
          </table:table-cell>
          <table:table-cell office:value-type="float" office:value="0.70858124999999994" table:formula="of:=[.$A$45]*[.C62]*(1-[.C62])" table:style-name="ce1">
            <text:p>0,70858125</text:p>
          </table:table-cell>
          <table:table-cell office:value-type="float" office:value="0.61948158644531259" table:formula="of:=[.$A$45]*[.D62]*(1-[.D62])" table:style-name="ce1">
            <text:p>0,61948158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.9" table:style-name="ce1">
            <text:p>0,9</text:p>
          </table:table-cell>
          <table:table-cell office:value-type="float" office:value="0.26999999999999996" table:formula="of:=[.$A$45]*[.B63]*(1-[.B63])" table:style-name="ce1">
            <text:p>0,27</text:p>
          </table:table-cell>
          <table:table-cell office:value-type="float" office:value="0.59129999999999983" table:formula="of:=[.$A$45]*[.C63]*(1-[.C63])" table:style-name="ce1">
            <text:p>0,5913</text:p>
          </table:table-cell>
          <table:table-cell office:value-type="float" office:value="0.72499293000000009" table:formula="of:=[.$A$45]*[.D63]*(1-[.D63])" table:style-name="ce1">
            <text:p>0,7249929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.95" table:style-name="ce1">
            <text:p>0,95</text:p>
          </table:table-cell>
          <table:table-cell office:value-type="float" office:value="0.1425000000000001" table:formula="of:=[.$A$45]*[.B64]*(1-[.B64])" table:style-name="ce1">
            <text:p>0,1425</text:p>
          </table:table-cell>
          <table:table-cell office:value-type="float" office:value="0.36658125000000025" table:formula="of:=[.$A$45]*[.C64]*(1-[.C64])" table:style-name="ce1">
            <text:p>0,36658125</text:p>
          </table:table-cell>
          <table:table-cell office:value-type="float" office:value="0.69659831144531259" table:formula="of:=[.$A$45]*[.D64]*(1-[.D64])" table:style-name="ce1">
            <text:p>0,696598311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formula="of:=[.$A$45]*[.B65]*(1-[.B65])" table:style-name="ce1">
            <text:p>0</text:p>
          </table:table-cell>
          <table:table-cell office:value-type="float" office:value="0" table:formula="of:=[.$A$45]*[.C65]*(1-[.C65])" table:style-name="ce1">
            <text:p>0</text:p>
          </table:table-cell>
          <table:table-cell office:value-type="float" office:value="0" table:formula="of:=[.$A$45]*[.D65]*(1-[.D65])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.9" table:style-name="ce1">
            <text:p>3,9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$A$67]*[.B67]*(1-[.B67])" table:style-name="ce1">
            <text:p>0</text:p>
          </table:table-cell>
          <table:table-cell office:value-type="float" office:value="0" table:formula="of:=[.$A$67]*[.C67]*(1-[.C67])" table:style-name="ce1">
            <text:p>0</text:p>
          </table:table-cell>
          <table:table-cell office:value-type="float" office:value="0" table:formula="of:=[.$A$67]*[.D67]*(1-[.D67])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05" table:style-name="ce1">
            <text:p>0,05</text:p>
          </table:table-cell>
          <table:table-cell office:value-type="float" office:value="0.18525" table:formula="of:=[.$A$67]*[.B68]*(1-[.B68])" table:style-name="ce1">
            <text:p>0,18525</text:p>
          </table:table-cell>
          <table:table-cell office:value-type="float" office:value="0.58863650624999997" table:formula="of:=[.$A$67]*[.C68]*(1-[.C68])" table:style-name="ce1">
            <text:p>0,588636506</text:p>
          </table:table-cell>
          <table:table-cell office:value-type="float" office:value="0.94435992206319541" table:formula="of:=[.$A$67]*[.D68]*(1-[.D68])" table:style-name="ce1">
            <text:p>0,944359922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1" table:style-name="ce1">
            <text:p>0,1</text:p>
          </table:table-cell>
          <table:table-cell office:value-type="float" office:value="0.35100000000000003" table:formula="of:=[.$A$67]*[.B69]*(1-[.B69])" table:style-name="ce1">
            <text:p>0,351</text:p>
          </table:table-cell>
          <table:table-cell office:value-type="float" office:value="0.88841610000000004" table:formula="of:=[.$A$67]*[.C69]*(1-[.C69])" table:style-name="ce1">
            <text:p>0,8884161</text:p>
          </table:table-cell>
          <table:table-cell office:value-type="float" office:value="0.38661843971708082" table:formula="of:=[.$A$67]*[.D69]*(1-[.D69])" table:style-name="ce1">
            <text:p>0,38661844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15" table:style-name="ce1">
            <text:p>0,15</text:p>
          </table:table-cell>
          <table:table-cell office:value-type="float" office:value="0.49724999999999997" table:formula="of:=[.$A$67]*[.B70]*(1-[.B70])" table:style-name="ce1">
            <text:p>0,49725</text:p>
          </table:table-cell>
          <table:table-cell office:value-type="float" office:value="0.97497050625000004" table:formula="of:=[.$A$67]*[.C70]*(1-[.C70])" table:style-name="ce1">
            <text:p>0,974970506</text:p>
          </table:table-cell>
          <table:table-cell office:value-type="float" office:value="9.5171770951212847E-2" table:formula="of:=[.$A$67]*[.D70]*(1-[.D70])" table:style-name="ce1">
            <text:p>0,095171771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2" table:style-name="ce1">
            <text:p>0,2</text:p>
          </table:table-cell>
          <table:table-cell office:value-type="float" office:value="0.62400000000000011" table:formula="of:=[.$A$67]*[.B71]*(1-[.B71])" table:style-name="ce1">
            <text:p>0,624</text:p>
          </table:table-cell>
          <table:table-cell office:value-type="float" office:value="0.91503359999999978" table:formula="of:=[.$A$67]*[.C71]*(1-[.C71])" table:style-name="ce1">
            <text:p>0,9150336</text:p>
          </table:table-cell>
          <table:table-cell office:value-type="float" office:value="0.30321373239705673" table:formula="of:=[.$A$67]*[.D71]*(1-[.D71])" table:style-name="ce1">
            <text:p>0,303213732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25" table:style-name="ce1">
            <text:p>0,25</text:p>
          </table:table-cell>
          <table:table-cell office:value-type="float" office:value="0.73124999999999996" table:formula="of:=[.$A$67]*[.B72]*(1-[.B72])" table:style-name="ce1">
            <text:p>0,73125</text:p>
          </table:table-cell>
          <table:table-cell office:value-type="float" office:value="0.76644140625000001" table:formula="of:=[.$A$67]*[.C72]*(1-[.C72])" table:style-name="ce1">
            <text:p>0,766441406</text:p>
          </table:table-cell>
          <table:table-cell office:value-type="float" office:value="0.69813501043853754" table:formula="of:=[.$A$67]*[.D72]*(1-[.D72])" table:style-name="ce1">
            <text:p>0,69813501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3" table:style-name="ce1">
            <text:p>0,3</text:p>
          </table:table-cell>
          <table:table-cell office:value-type="float" office:value="0.81899999999999995" table:formula="of:=[.$A$67]*[.B73]*(1-[.B73])" table:style-name="ce1">
            <text:p>0,819</text:p>
          </table:table-cell>
          <table:table-cell office:value-type="float" office:value="0.57813210000000015" table:formula="of:=[.$A$67]*[.C73]*(1-[.C73])" table:style-name="ce1">
            <text:p>0,5781321</text:p>
          </table:table-cell>
          <table:table-cell office:value-type="float" office:value="0.95119196230340097" table:formula="of:=[.$A$67]*[.D73]*(1-[.D73])" table:style-name="ce1">
            <text:p>0,951191962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35" table:style-name="ce1">
            <text:p>0,35</text:p>
          </table:table-cell>
          <table:table-cell office:value-type="float" office:value="0.88724999999999998" table:formula="of:=[.$A$67]*[.B74]*(1-[.B74])" table:style-name="ce1">
            <text:p>0,88725</text:p>
          </table:table-cell>
          <table:table-cell office:value-type="float" office:value="0.39014600625000001" table:formula="of:=[.$A$67]*[.C74]*(1-[.C74])" table:style-name="ce1">
            <text:p>0,390146006</text:p>
          </table:table-cell>
          <table:table-cell office:value-type="float" office:value="0.92793519022298243" table:formula="of:=[.$A$67]*[.D74]*(1-[.D74])" table:style-name="ce1">
            <text:p>0,92793519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4" table:style-name="ce1">
            <text:p>0,4</text:p>
          </table:table-cell>
          <table:table-cell office:value-type="float" office:value="0.93599999999999994" table:formula="of:=[.$A$67]*[.B75]*(1-[.B75])" table:style-name="ce1">
            <text:p>0,936</text:p>
          </table:table-cell>
          <table:table-cell office:value-type="float" office:value="0.23362560000000021" table:formula="of:=[.$A$67]*[.C75]*(1-[.C75])" table:style-name="ce1">
            <text:p>0,2336256</text:p>
          </table:table-cell>
          <table:table-cell office:value-type="float" office:value="0.6982742481960964" table:formula="of:=[.$A$67]*[.D75]*(1-[.D75])" table:style-name="ce1">
            <text:p>0,698274248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45" table:style-name="ce1">
            <text:p>0,45</text:p>
          </table:table-cell>
          <table:table-cell office:value-type="float" office:value="0.96525000000000005" table:formula="of:=[.$A$67]*[.B76]*(1-[.B76])" table:style-name="ce1">
            <text:p>0,96525</text:p>
          </table:table-cell>
          <table:table-cell office:value-type="float" office:value="0.1308155062499998" table:formula="of:=[.$A$67]*[.C76]*(1-[.C76])" table:style-name="ce1">
            <text:p>0,130815506</text:p>
          </table:table-cell>
          <table:table-cell office:value-type="float" office:value="0.44344095734076866" table:formula="of:=[.$A$67]*[.D76]*(1-[.D76])" table:style-name="ce1">
            <text:p>0,443440957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5" table:style-name="ce1">
            <text:p>0,5</text:p>
          </table:table-cell>
          <table:table-cell office:value-type="float" office:value="0.97499999999999998" table:formula="of:=[.$A$67]*[.B77]*(1-[.B77])" table:style-name="ce1">
            <text:p>0,975</text:p>
          </table:table-cell>
          <table:table-cell office:value-type="float" office:value="9.5062500000000077E-2" table:formula="of:=[.$A$67]*[.C77]*(1-[.C77])" table:style-name="ce1">
            <text:p>0,0950625</text:p>
          </table:table-cell>
          <table:table-cell office:value-type="float" office:value="0.33549992226562525" table:formula="of:=[.$A$67]*[.D77]*(1-[.D77])" table:style-name="ce1">
            <text:p>0,335499922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55000000000000004" table:style-name="ce1">
            <text:p>0,55</text:p>
          </table:table-cell>
          <table:table-cell office:value-type="float" office:value="0.96524999999999994" table:formula="of:=[.$A$67]*[.B78]*(1-[.B78])" table:style-name="ce1">
            <text:p>0,96525</text:p>
          </table:table-cell>
          <table:table-cell office:value-type="float" office:value="0.13081550625000021" table:formula="of:=[.$A$67]*[.C78]*(1-[.C78])" table:style-name="ce1">
            <text:p>0,130815506</text:p>
          </table:table-cell>
          <table:table-cell office:value-type="float" office:value="0.44344095734076977" table:formula="of:=[.$A$67]*[.D78]*(1-[.D78])" table:style-name="ce1">
            <text:p>0,443440957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6" table:style-name="ce1">
            <text:p>0,6</text:p>
          </table:table-cell>
          <table:table-cell office:value-type="float" office:value="0.93599999999999994" table:formula="of:=[.$A$67]*[.B79]*(1-[.B79])" table:style-name="ce1">
            <text:p>0,936</text:p>
          </table:table-cell>
          <table:table-cell office:value-type="float" office:value="0.23362560000000021" table:formula="of:=[.$A$67]*[.C79]*(1-[.C79])" table:style-name="ce1">
            <text:p>0,2336256</text:p>
          </table:table-cell>
          <table:table-cell office:value-type="float" office:value="0.6982742481960964" table:formula="of:=[.$A$67]*[.D79]*(1-[.D79])" table:style-name="ce1">
            <text:p>0,698274248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65" table:style-name="ce1">
            <text:p>0,65</text:p>
          </table:table-cell>
          <table:table-cell office:value-type="float" office:value="0.88724999999999998" table:formula="of:=[.$A$67]*[.B80]*(1-[.B80])" table:style-name="ce1">
            <text:p>0,88725</text:p>
          </table:table-cell>
          <table:table-cell office:value-type="float" office:value="0.39014600625000001" table:formula="of:=[.$A$67]*[.C80]*(1-[.C80])" table:style-name="ce1">
            <text:p>0,390146006</text:p>
          </table:table-cell>
          <table:table-cell office:value-type="float" office:value="0.92793519022298243" table:formula="of:=[.$A$67]*[.D80]*(1-[.D80])" table:style-name="ce1">
            <text:p>0,9279351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.7" table:style-name="ce1">
            <text:p>0,7</text:p>
          </table:table-cell>
          <table:table-cell office:value-type="float" office:value="0.81900000000000006" table:formula="of:=[.$A$67]*[.B81]*(1-[.B81])" table:style-name="ce1">
            <text:p>0,819</text:p>
          </table:table-cell>
          <table:table-cell office:value-type="float" office:value="0.57813209999999982" table:formula="of:=[.$A$67]*[.C81]*(1-[.C81])" table:style-name="ce1">
            <text:p>0,5781321</text:p>
          </table:table-cell>
          <table:table-cell office:value-type="float" office:value="0.95119196230340108" table:formula="of:=[.$A$67]*[.D81]*(1-[.D81])" table:style-name="ce1">
            <text:p>0,95119196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.75" table:style-name="ce1">
            <text:p>0,75</text:p>
          </table:table-cell>
          <table:table-cell office:value-type="float" office:value="0.73124999999999996" table:formula="of:=[.$A$67]*[.B82]*(1-[.B82])" table:style-name="ce1">
            <text:p>0,73125</text:p>
          </table:table-cell>
          <table:table-cell office:value-type="float" office:value="0.76644140625000001" table:formula="of:=[.$A$67]*[.C82]*(1-[.C82])" table:style-name="ce1">
            <text:p>0,766441406</text:p>
          </table:table-cell>
          <table:table-cell office:value-type="float" office:value="0.69813501043853754" table:formula="of:=[.$A$67]*[.D82]*(1-[.D82])" table:style-name="ce1">
            <text:p>0,6981350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.8" table:style-name="ce1">
            <text:p>0,8</text:p>
          </table:table-cell>
          <table:table-cell office:value-type="float" office:value="0.62399999999999989" table:formula="of:=[.$A$67]*[.B83]*(1-[.B83])" table:style-name="ce1">
            <text:p>0,624</text:p>
          </table:table-cell>
          <table:table-cell office:value-type="float" office:value="0.9150336" table:formula="of:=[.$A$67]*[.C83]*(1-[.C83])" table:style-name="ce1">
            <text:p>0,9150336</text:p>
          </table:table-cell>
          <table:table-cell office:value-type="float" office:value="0.30321373239705601" table:formula="of:=[.$A$67]*[.D83]*(1-[.D83])" table:style-name="ce1">
            <text:p>0,30321373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.85" table:style-name="ce1">
            <text:p>0,85</text:p>
          </table:table-cell>
          <table:table-cell office:value-type="float" office:value="0.49725000000000008" table:formula="of:=[.$A$67]*[.B84]*(1-[.B84])" table:style-name="ce1">
            <text:p>0,49725</text:p>
          </table:table-cell>
          <table:table-cell office:value-type="float" office:value="0.97497050625000004" table:formula="of:=[.$A$67]*[.C84]*(1-[.C84])" table:style-name="ce1">
            <text:p>0,974970506</text:p>
          </table:table-cell>
          <table:table-cell office:value-type="float" office:value="9.5171770951212847E-2" table:formula="of:=[.$A$67]*[.D84]*(1-[.D84])" table:style-name="ce1">
            <text:p>0,09517177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.9" table:style-name="ce1">
            <text:p>0,9</text:p>
          </table:table-cell>
          <table:table-cell office:value-type="float" office:value="0.35099999999999992" table:formula="of:=[.$A$67]*[.B85]*(1-[.B85])" table:style-name="ce1">
            <text:p>0,351</text:p>
          </table:table-cell>
          <table:table-cell office:value-type="float" office:value="0.88841609999999971" table:formula="of:=[.$A$67]*[.C85]*(1-[.C85])" table:style-name="ce1">
            <text:p>0,8884161</text:p>
          </table:table-cell>
          <table:table-cell office:value-type="float" office:value="0.38661843971708187" table:formula="of:=[.$A$67]*[.D85]*(1-[.D85])" table:style-name="ce1">
            <text:p>0,3866184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.95" table:style-name="ce1">
            <text:p>0,95</text:p>
          </table:table-cell>
          <table:table-cell office:value-type="float" office:value="0.18525000000000014" table:formula="of:=[.$A$67]*[.B86]*(1-[.B86])" table:style-name="ce1">
            <text:p>0,18525</text:p>
          </table:table-cell>
          <table:table-cell office:value-type="float" office:value="0.5886365062500003" table:formula="of:=[.$A$67]*[.C86]*(1-[.C86])" table:style-name="ce1">
            <text:p>0,588636506</text:p>
          </table:table-cell>
          <table:table-cell office:value-type="float" office:value="0.94435992206319519" table:formula="of:=[.$A$67]*[.D86]*(1-[.D86])" table:style-name="ce1">
            <text:p>0,94435992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0" table:formula="of:=[.$A$67]*[.B87]*(1-[.B87])" table:style-name="ce1">
            <text:p>0</text:p>
          </table:table-cell>
          <table:table-cell office:value-type="float" office:value="0" table:formula="of:=[.$A$67]*[.C87]*(1-[.C87])" table:style-name="ce1">
            <text:p>0</text:p>
          </table:table-cell>
          <table:table-cell office:value-type="float" office:value="0" table:formula="of:=[.$A$67]*[.D87]*(1-[.D87])" table:style-name="ce1">
            <text:p>0</text:p>
          </table:table-cell>
          <table:table-cell table:number-columns-repeated="16379"/>
        </table:table-row>
        <table:table-row table:number-rows-repeated="20" table:style-name="ro1">
          <table:table-cell table:number-columns-repeated="16384"/>
        </table:table-row>
        <table:table-row table:style-name="ro1">
          <table:table-cell office:value-type="string" table:style-name="ce1">
            <text:p>%lambda</text:p>
          </table:table-cell>
          <table:table-cell office:value-type="string" table:style-name="ce1">
            <text:p>x</text:p>
          </table:table-cell>
          <table:table-cell table:number-columns-repeated="16382"/>
        </table:table-row>
        <table:table-row table:style-name="ro1">
          <table:table-cell office:value-type="float" office:value="0.5" table:style-name="ce1">
            <text:p>0,5</text:p>
          </table:table-cell>
          <table:table-cell office:value-type="float" office:value="0.1" table:style-name="ce1">
            <text:p>0,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4.5000000000000005E-2" table:formula="of:=[.$A$109]*[.B109]*(1-[.B109])" table:style-name="ce1">
            <text:p>0,045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2.1487500000000003E-2" table:formula="of:=[.$A$109]*[.B110]*(1-[.B110])" table:style-name="ce1">
            <text:p>0,0214875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1.0512893671875002E-2" table:formula="of:=[.$A$109]*[.B111]*(1-[.B111])" table:style-name="ce1">
            <text:p>0,010512894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5.201186369259426E-3" table:formula="of:=[.$A$109]*[.B112]*(1-[.B112])" table:style-name="ce1">
            <text:p>0,005201186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.5870670148058278E-3" table:formula="of:=[.$A$109]*[.B113]*(1-[.B113])" table:style-name="ce1">
            <text:p>0,002587067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.2901870495333656E-3" table:formula="of:=[.$A$109]*[.B114]*(1-[.B114])" table:style-name="ce1">
            <text:p>0,001290187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6.4426123345529105E-4" table:formula="of:=[.$A$109]*[.B115]*(1-[.B115])" table:style-name="ce1">
            <text:p>0,00064426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3.2192308045917887E-4" table:formula="of:=[.$A$109]*[.B116]*(1-[.B116])" table:style-name="ce1">
            <text:p>0,000321923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.6090972299472327E-4" table:formula="of:=[.$A$109]*[.B117]*(1-[.B117])" table:style-name="ce1">
            <text:p>0,0001609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8.0441915527884513E-5" table:formula="of:=[.$A$109]*[.B118]*(1-[.B118])" table:style-name="ce1">
            <text:p>8,04419E-05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4.0217722313055361E-5" table:formula="of:=[.$A$109]*[.B119]*(1-[.B119])" table:style-name="ce1">
            <text:p>4,02177E-05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.0108052423933654E-5" table:formula="of:=[.$A$109]*[.B120]*(1-[.B120])" table:style-name="ce1">
            <text:p>2,01081E-05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.0053824045080685E-5" table:formula="of:=[.$A$109]*[.B121]*(1-[.B121])" table:style-name="ce1">
            <text:p>1,00538E-05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5.0268614828513782E-6" table:formula="of:=[.$A$109]*[.B122]*(1-[.B122])" table:style-name="ce1">
            <text:p>5,02686E-06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.5134181067575051E-6" table:formula="of:=[.$A$109]*[.B123]*(1-[.B123])" table:style-name="ce1">
            <text:p>2,51342E-06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.2567058947434628E-6" table:formula="of:=[.$A$109]*[.B124]*(1-[.B124])" table:style-name="ce1">
            <text:p>1,25671E-06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6.2835215771687847E-7" table:formula="of:=[.$A$109]*[.B125]*(1-[.B125])" table:style-name="ce1">
            <text:p>6,28352E-07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3.1417588144522218E-7" table:formula="of:=[.$A$109]*[.B126]*(1-[.B126])" table:style-name="ce1">
            <text:p>3,14176E-07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.5708789136936885E-7" table:formula="of:=[.$A$109]*[.B127]*(1-[.B127])" table:style-name="ce1">
            <text:p>1,57088E-07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7.8543933346381617E-8" table:formula="of:=[.$A$109]*[.B128]*(1-[.B128])" table:style-name="ce1">
            <text:p>7,85439E-08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%lambda</text:p>
          </table:table-cell>
          <table:table-cell office:value-type="string" table:style-name="ce1">
            <text:p>x</text:p>
          </table:table-cell>
          <table:table-cell table:number-columns-repeated="16382"/>
        </table:table-row>
        <table:table-row table:style-name="ro1">
          <table:table-cell office:value-type="float" office:value="2.95" table:style-name="ce1">
            <text:p>2,95</text:p>
          </table:table-cell>
          <table:table-cell office:value-type="float" office:value="0.1" table:style-name="ce1">
            <text:p>0,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0.26550000000000007" table:formula="of:=[.$A$133]*[.B133]*(1-[.B133])" table:style-name="ce1">
            <text:p>0,2655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0.57527876250000021" table:formula="of:=[.$A$133]*[.B134]*(1-[.B134])" table:style-name="ce1">
            <text:p>0,575278763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0.72078266835358229" table:formula="of:=[.$A$133]*[.B135]*(1-[.B135])" table:style-name="ce1">
            <text:p>0,720782668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0.59370228939628267" table:formula="of:=[.$A$133]*[.B136]*(1-[.B136])" table:style-name="ce1">
            <text:p>0,593702289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0.71159864883759116" table:formula="of:=[.$A$133]*[.B137]*(1-[.B137])" table:style-name="ce1">
            <text:p>0,711598649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0.60541673483981207" table:formula="of:=[.$A$133]*[.B138]*(1-[.B138])" table:style-name="ce1">
            <text:p>0,605416735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0.70471757044635264" table:formula="of:=[.$A$133]*[.B139]*(1-[.B139])" table:style-name="ce1">
            <text:p>0,70471757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0.61386761323410088" table:formula="of:=[.$A$133]*[.B140]*(1-[.B140])" table:style-name="ce1">
            <text:p>0,613867613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0.69925079163628923" table:formula="of:=[.$A$133]*[.B141]*(1-[.B141])" table:style-name="ce1">
            <text:p>0,699250792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0.62038240999532057" table:formula="of:=[.$A$133]*[.B142]*(1-[.B142])" table:style-name="ce1">
            <text:p>0,6203824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0.69474882232296975" table:formula="of:=[.$A$133]*[.B143]*(1-[.B143])" table:style-name="ce1">
            <text:p>0,694748822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0.62561504380125832" table:formula="of:=[.$A$133]*[.B144]*(1-[.B144])" table:style-name="ce1">
            <text:p>0,625615044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0.69095153927388353" table:formula="of:=[.$A$133]*[.B145]*(1-[.B145])" table:style-name="ce1">
            <text:p>0,690951539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0.62993565346435687" table:formula="of:=[.$A$133]*[.B146]*(1-[.B146])" table:style-name="ce1">
            <text:p>0,629935653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0.68769434157843223" table:formula="of:=[.$A$133]*[.B147]*(1-[.B147])" table:style-name="ce1">
            <text:p>0,687694342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0.63357396071134453" table:formula="of:=[.$A$133]*[.B148]*(1-[.B148])" table:style-name="ce1">
            <text:p>0,63357396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0.68486609120865838" table:formula="of:=[.$A$133]*[.B149]*(1-[.B149])" table:style-name="ce1">
            <text:p>0,68486609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0.63668235854763444" table:formula="of:=[.$A$133]*[.B150]*(1-[.B150])" table:style-name="ce1">
            <text:p>0,636682359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0.68238790194247501" table:formula="of:=[.$A$133]*[.B151]*(1-[.B151])" table:style-name="ce1">
            <text:p>0,682387902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0.63936722701381532" table:formula="of:=[.$A$133]*[.B152]*(1-[.B152])" table:style-name="ce1">
            <text:p>0,639367227</text:p>
          </table:table-cell>
          <table:table-cell table:number-columns-repeated="16382"/>
        </table:table-row>
        <table:table-row table:number-rows-repeated="104842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dc:creator>Максим Седов</dc:creator>
    <meta:creation-date>2020-12-03T12:25:38Z</meta:creation-date>
    <dc:date>2020-12-17T10:52:05Z</dc:date>
    <meta:editing-cycles>3</meta:editing-cycles>
    <meta:editing-duration>PT560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23pt" svg:width="453.4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B$3:.$B$22" chart:class="chart:line" chart:attached-axis="primary-y" chart:style-name="G0S0">
            <chart:data-point chart:repeated="20"/>
          </chart:series>
          <chart:series chart:values-cell-range-address="Sheet1.$C$3:.$C$22" chart:class="chart:line" chart:attached-axis="primary-y" chart:style-name="G0S1">
            <chart:data-point chart:repeated="2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083in" svg:stroke-color="#43682b" svg:stroke-opacity="100%" draw:stroke-linejoin="round" svg:stroke-linecap="round"/>
    </style:style>
  </office:automatic-styles>
  <office:body>
    <office:chart>
      <chart:chart chart:class="chart:line" svg:height="255.09pt" svg:width="453.5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B$23:.$B$43" chart:class="chart:line" chart:attached-axis="primary-y" chart:style-name="G0S0">
            <chart:data-point chart:repeated="21"/>
          </chart:series>
          <chart:series chart:values-cell-range-address="Sheet1.$C$23:.$C$43" chart:class="chart:line" chart:attached-axis="primary-y" chart:style-name="G0S1">
            <chart:data-point chart:repeated="21"/>
          </chart:series>
          <chart:series chart:values-cell-range-address="Sheet1.$D$23:.$D$43" chart:class="chart:line" chart:attached-axis="primary-y" chart:style-name="G0S2">
            <chart:data-point chart:repeated="21"/>
          </chart:series>
          <chart:series chart:values-cell-range-address="Sheet1.$E$23:.$E$43" chart:class="chart:line" chart:attached-axis="primary-y" chart:style-name="G0S3">
            <chart:data-point chart:repeated="2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line" svg:height="255.09pt" svg:width="453.5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B$45:.$B$65" chart:class="chart:line" chart:attached-axis="primary-y" chart:style-name="G0S0">
            <chart:data-point chart:repeated="21"/>
          </chart:series>
          <chart:series chart:values-cell-range-address="Sheet1.$C$45:.$C$65" chart:class="chart:line" chart:attached-axis="primary-y" chart:style-name="G0S1">
            <chart:data-point chart:repeated="21"/>
          </chart:series>
          <chart:series chart:values-cell-range-address="Sheet1.$D$45:.$D$65" chart:class="chart:line" chart:attached-axis="primary-y" chart:style-name="G0S2">
            <chart:data-point chart:repeated="21"/>
          </chart:series>
          <chart:series chart:values-cell-range-address="Sheet1.$E$45:.$E$65" chart:class="chart:line" chart:attached-axis="primary-y" chart:style-name="G0S3">
            <chart:data-point chart:repeated="2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line" svg:height="255.09pt" svg:width="453.5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B$67:.$B$87" chart:class="chart:line" chart:attached-axis="primary-y" chart:style-name="G0S0">
            <chart:data-point chart:repeated="21"/>
          </chart:series>
          <chart:series chart:values-cell-range-address="Sheet1.$C$67:.$C$87" chart:class="chart:line" chart:attached-axis="primary-y" chart:style-name="G0S1">
            <chart:data-point chart:repeated="21"/>
          </chart:series>
          <chart:series chart:values-cell-range-address="Sheet1.$D$67:.$D$87" chart:class="chart:line" chart:attached-axis="primary-y" chart:style-name="G0S2">
            <chart:data-point chart:repeated="21"/>
          </chart:series>
          <chart:series chart:values-cell-range-address="Sheet1.$E$67:.$E$87" chart:class="chart:line" chart:attached-axis="primary-y" chart:style-name="G0S3">
            <chart:data-point chart:repeated="21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23pt" svg:width="453.4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B$109:.$B$129" chart:class="chart:line" chart:attached-axis="primary-y" chart:style-name="G0S0">
            <chart:data-point chart:repeated="21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